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m_10MiB" table:style-name="ta1">
        <table:shapes>
          <draw:frame draw:z-index="0" draw:style-name="gr1" draw:text-style-name="P1" svg:width="289.72mm" svg:height="150.34mm" svg:x="93.55mm" svg:y="1.06mm">
            <loext:p draw:notify-on-update-of-ranges="mem_10MiB.A2:mem_10MiB.A31 mem_10MiB.B1:mem_10MiB.B1 mem_10MiB.B2:mem_10MiB.B31 mem_10MiB.A2:mem_10MiB.A31 mem_10MiB.C1:mem_10MiB.C1 mem_10MiB.C2:mem_10MiB.C31 mem_10MiB.A2:mem_10MiB.A31 mem_10MiB.D1:mem_10MiB.D1 mem_10MiB.D2:mem_10MiB.D31 mem_10MiB.A2:mem_10MiB.A31 mem_10MiB.E1:mem_10MiB.E1 mem_10MiB.E2:mem_10MiB.E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mems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0223" calcext:value-type="float">
            <text:p>0,000223</text:p>
          </table:table-cell>
          <table:table-cell table:formula="of:=[.B2]+[.C2]+[.D2]" office:value-type="float" office:value="0.003244" calcext:value-type="float">
            <text:p>0,003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0.000001" calcext:value-type="float">
            <text:p>0,000001</text:p>
          </table:table-cell>
          <table:table-cell table:formula="of:=[.B3]+[.C3]+[.D3]" office:value-type="float" office:value="0.002804" calcext:value-type="float">
            <text:p>0,002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0001" calcext:value-type="float">
            <text:p>0,000001</text:p>
          </table:table-cell>
          <table:table-cell table:formula="of:=[.B4]+[.C4]+[.D4]" office:value-type="float" office:value="0.001427" calcext:value-type="float">
            <text:p>0,001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279" calcext:value-type="float">
            <text:p>0,001279</text:p>
          </table:table-cell>
          <table:table-cell office:value-type="float" office:value="0.000001" calcext:value-type="float">
            <text:p>0,000001</text:p>
          </table:table-cell>
          <table:table-cell table:formula="of:=[.B5]+[.C5]+[.D5]" office:value-type="float" office:value="0.001281" calcext:value-type="float">
            <text:p>0,0012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351" calcext:value-type="float">
            <text:p>0,001351</text:p>
          </table:table-cell>
          <table:table-cell office:value-type="float" office:value="0.000001" calcext:value-type="float">
            <text:p>0,000001</text:p>
          </table:table-cell>
          <table:table-cell table:formula="of:=[.B6]+[.C6]+[.D6]" office:value-type="float" office:value="0.001353" calcext:value-type="float">
            <text:p>0,001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805" calcext:value-type="float">
            <text:p>0,001805</text:p>
          </table:table-cell>
          <table:table-cell office:value-type="float" office:value="0.000001" calcext:value-type="float">
            <text:p>0,000001</text:p>
          </table:table-cell>
          <table:table-cell table:formula="of:=[.B7]+[.C7]+[.D7]" office:value-type="float" office:value="0.001806" calcext:value-type="float">
            <text:p>0,0018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482" calcext:value-type="float">
            <text:p>0,001482</text:p>
          </table:table-cell>
          <table:table-cell office:value-type="float" office:value="0.000001" calcext:value-type="float">
            <text:p>0,000001</text:p>
          </table:table-cell>
          <table:table-cell table:formula="of:=[.B8]+[.C8]+[.D8]" office:value-type="float" office:value="0.001484" calcext:value-type="float">
            <text:p>0,0014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267" calcext:value-type="float">
            <text:p>0,001267</text:p>
          </table:table-cell>
          <table:table-cell office:value-type="float" office:value="0.000002" calcext:value-type="float">
            <text:p>0,000002</text:p>
          </table:table-cell>
          <table:table-cell table:formula="of:=[.B9]+[.C9]+[.D9]" office:value-type="float" office:value="0.00127" calcext:value-type="float">
            <text:p>0,00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0.000001" calcext:value-type="float">
            <text:p>0,000001</text:p>
          </table:table-cell>
          <table:table-cell table:formula="of:=[.B10]+[.C10]+[.D10]" office:value-type="float" office:value="0.001234" calcext:value-type="float">
            <text:p>0,0012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342" calcext:value-type="float">
            <text:p>0,001342</text:p>
          </table:table-cell>
          <table:table-cell office:value-type="float" office:value="0" calcext:value-type="float">
            <text:p>0</text:p>
          </table:table-cell>
          <table:table-cell table:formula="of:=[.B11]+[.C11]+[.D11]" office:value-type="float" office:value="0.001343" calcext:value-type="float">
            <text:p>0,001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2167" calcext:value-type="float">
            <text:p>0,002167</text:p>
          </table:table-cell>
          <table:table-cell office:value-type="float" office:value="0.000001" calcext:value-type="float">
            <text:p>0,000001</text:p>
          </table:table-cell>
          <table:table-cell table:formula="of:=[.B12]+[.C12]+[.D12]" office:value-type="float" office:value="0.002169" calcext:value-type="float">
            <text:p>0,002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2334" calcext:value-type="float">
            <text:p>0,002334</text:p>
          </table:table-cell>
          <table:table-cell office:value-type="float" office:value="0.000001" calcext:value-type="float">
            <text:p>0,000001</text:p>
          </table:table-cell>
          <table:table-cell table:formula="of:=[.B13]+[.C13]+[.D13]" office:value-type="float" office:value="0.002336" calcext:value-type="float">
            <text:p>0,0023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000001" calcext:value-type="float">
            <text:p>0,000001</text:p>
          </table:table-cell>
          <table:table-cell table:formula="of:=[.B14]+[.C14]+[.D14]" office:value-type="float" office:value="0.001252" calcext:value-type="float">
            <text:p>0,0012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301" calcext:value-type="float">
            <text:p>0,001301</text:p>
          </table:table-cell>
          <table:table-cell office:value-type="float" office:value="0.000001" calcext:value-type="float">
            <text:p>0,000001</text:p>
          </table:table-cell>
          <table:table-cell table:formula="of:=[.B15]+[.C15]+[.D15]"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281" calcext:value-type="float">
            <text:p>0,001281</text:p>
          </table:table-cell>
          <table:table-cell office:value-type="float" office:value="0.000001" calcext:value-type="float">
            <text:p>0,000001</text:p>
          </table:table-cell>
          <table:table-cell table:formula="of:=[.B16]+[.C16]+[.D16]" office:value-type="float" office:value="0.001283" calcext:value-type="float">
            <text:p>0,0012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387" calcext:value-type="float">
            <text:p>0,001387</text:p>
          </table:table-cell>
          <table:table-cell office:value-type="float" office:value="0.000001" calcext:value-type="float">
            <text:p>0,000001</text:p>
          </table:table-cell>
          <table:table-cell table:formula="of:=[.B17]+[.C17]+[.D17]" office:value-type="float" office:value="0.001389" calcext:value-type="float">
            <text:p>0,001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669" calcext:value-type="float">
            <text:p>0,001669</text:p>
          </table:table-cell>
          <table:table-cell office:value-type="float" office:value="0.000001" calcext:value-type="float">
            <text:p>0,000001</text:p>
          </table:table-cell>
          <table:table-cell table:formula="of:=[.B18]+[.C18]+[.D18]" office:value-type="float" office:value="0.001671" calcext:value-type="float">
            <text:p>0,0016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2692" calcext:value-type="float">
            <text:p>0,002692</text:p>
          </table:table-cell>
          <table:table-cell office:value-type="float" office:value="0.000003" calcext:value-type="float">
            <text:p>0,000003</text:p>
          </table:table-cell>
          <table:table-cell table:formula="of:=[.B19]+[.C19]+[.D19]" office:value-type="float" office:value="0.002696" calcext:value-type="float">
            <text:p>0,0026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2184" calcext:value-type="float">
            <text:p>0,002184</text:p>
          </table:table-cell>
          <table:table-cell office:value-type="float" office:value="0.000001" calcext:value-type="float">
            <text:p>0,000001</text:p>
          </table:table-cell>
          <table:table-cell table:formula="of:=[.B20]+[.C20]+[.D20]" office:value-type="float" office:value="0.002188" calcext:value-type="float">
            <text:p>0,0021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406" calcext:value-type="float">
            <text:p>0,001406</text:p>
          </table:table-cell>
          <table:table-cell office:value-type="float" office:value="0" calcext:value-type="float">
            <text:p>0</text:p>
          </table:table-cell>
          <table:table-cell table:formula="of:=[.B21]+[.C21]+[.D21]" office:value-type="float" office:value="0.001407" calcext:value-type="float">
            <text:p>0,0014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1474" calcext:value-type="float">
            <text:p>0,001474</text:p>
          </table:table-cell>
          <table:table-cell office:value-type="float" office:value="0.000001" calcext:value-type="float">
            <text:p>0,000001</text:p>
          </table:table-cell>
          <table:table-cell table:formula="of:=[.B22]+[.C22]+[.D22]" office:value-type="float" office:value="0.001475" calcext:value-type="float">
            <text:p>0,0014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453" calcext:value-type="float">
            <text:p>0,001453</text:p>
          </table:table-cell>
          <table:table-cell office:value-type="float" office:value="0" calcext:value-type="float">
            <text:p>0</text:p>
          </table:table-cell>
          <table:table-cell table:formula="of:=[.B23]+[.C23]+[.D23]" office:value-type="float" office:value="0.001454" calcext:value-type="float">
            <text:p>0,0014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483" calcext:value-type="float">
            <text:p>0,001483</text:p>
          </table:table-cell>
          <table:table-cell office:value-type="float" office:value="0.000001" calcext:value-type="float">
            <text:p>0,000001</text:p>
          </table:table-cell>
          <table:table-cell table:formula="of:=[.B24]+[.C24]+[.D24]" office:value-type="float" office:value="0.001485" calcext:value-type="float">
            <text:p>0,0014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01366" calcext:value-type="float">
            <text:p>0,001366</text:p>
          </table:table-cell>
          <table:table-cell office:value-type="float" office:value="0.000001" calcext:value-type="float">
            <text:p>0,000001</text:p>
          </table:table-cell>
          <table:table-cell table:formula="of:=[.B25]+[.C25]+[.D25]" office:value-type="float" office:value="0.001367" calcext:value-type="float">
            <text:p>0,0013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2338" calcext:value-type="float">
            <text:p>0,002338</text:p>
          </table:table-cell>
          <table:table-cell office:value-type="float" office:value="0.000001" calcext:value-type="float">
            <text:p>0,000001</text:p>
          </table:table-cell>
          <table:table-cell table:formula="of:=[.B26]+[.C26]+[.D26]" office:value-type="float" office:value="0.00234" calcext:value-type="float">
            <text:p>0,002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2018" calcext:value-type="float">
            <text:p>0,002018</text:p>
          </table:table-cell>
          <table:table-cell office:value-type="float" office:value="0.000001" calcext:value-type="float">
            <text:p>0,000001</text:p>
          </table:table-cell>
          <table:table-cell table:formula="of:=[.B27]+[.C27]+[.D27]" office:value-type="float" office:value="0.002022" calcext:value-type="float">
            <text:p>0,0020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2402" calcext:value-type="float">
            <text:p>0,002402</text:p>
          </table:table-cell>
          <table:table-cell office:value-type="float" office:value="0.000002" calcext:value-type="float">
            <text:p>0,000002</text:p>
          </table:table-cell>
          <table:table-cell table:formula="of:=[.B28]+[.C28]+[.D28]" office:value-type="float" office:value="0.002405" calcext:value-type="float">
            <text:p>0,0024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2416" calcext:value-type="float">
            <text:p>0,002416</text:p>
          </table:table-cell>
          <table:table-cell office:value-type="float" office:value="0.000001" calcext:value-type="float">
            <text:p>0,000001</text:p>
          </table:table-cell>
          <table:table-cell table:formula="of:=[.B29]+[.C29]+[.D29]" office:value-type="float" office:value="0.00242" calcext:value-type="float">
            <text:p>0,002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0.001249" calcext:value-type="float">
            <text:p>0,001249</text:p>
          </table:table-cell>
          <table:table-cell office:value-type="float" office:value="0.000001" calcext:value-type="float">
            <text:p>0,000001</text:p>
          </table:table-cell>
          <table:table-cell table:formula="of:=[.B30]+[.C30]+[.D30]" office:value-type="float" office:value="0.001252" calcext:value-type="float">
            <text:p>0,0012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0001" calcext:value-type="float">
            <text:p>0,000001</text:p>
          </table:table-cell>
          <table:table-cell table:formula="of:=[.B31]+[.C31]+[.D31]" office:value-type="float" office:value="0.001288" calcext:value-type="float">
            <text:p>0,00128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x=</text:p>
          </table:table-cell>
          <table:table-cell table:formula="of:=MAX([.E2:.E31])" office:value-type="float" office:value="0.003244" calcext:value-type="float">
            <text:p>0,0032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g=</text:p>
          </table:table-cell>
          <table:table-cell table:formula="of:=AVERAGE([.E2:.E31])" office:value-type="float" office:value="0.00174826666666667" calcext:value-type="float">
            <text:p>0,0017482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x desv (%)</text:p>
          </table:table-cell>
          <table:table-cell table:formula="of:=([.E34]-[.E35])*100/[.E35]" office:value-type="float" office:value="85.5552165954851" calcext:value-type="float">
            <text:p>85,5552165955</text:p>
          </table:table-cell>
        </table:table-row>
      </table:table>
      <table:table table:name="mem_100MiB" table:style-name="ta1">
        <table:shapes>
          <draw:frame draw:z-index="0" draw:style-name="gr1" draw:text-style-name="P1" svg:width="287.93mm" svg:height="136.06mm" svg:x="108.83mm" svg:y="1mm">
            <loext:p draw:notify-on-update-of-ranges="mem_100MiB.A1:mem_100MiB.A1 mem_100MiB.A2:mem_100MiB.A31 mem_100MiB.B1:mem_100MiB.B1 mem_100MiB.B2:mem_100MiB.B31 mem_100MiB.A1:mem_100MiB.A1 mem_100MiB.A2:mem_100MiB.A31 mem_100MiB.C1:mem_100MiB.C1 mem_100MiB.C2:mem_100MiB.C31 mem_100MiB.A1:mem_100MiB.A1 mem_100MiB.A2:mem_100MiB.A31 mem_100MiB.D1:mem_100MiB.D1 mem_100MiB.D2:mem_100MiB.D31 mem_100MiB.A1:mem_100MiB.A1 mem_100MiB.A2:mem_100MiB.A31 mem_100MiB.E1:mem_100MiB.E1 mem_100MiB.E2:mem_100MiB.E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mems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61029" calcext:value-type="float">
            <text:p>0,061029</text:p>
          </table:table-cell>
          <table:table-cell office:value-type="float" office:value="0.002233" calcext:value-type="float">
            <text:p>0,002233</text:p>
          </table:table-cell>
          <table:table-cell table:formula="of:=[.B2]+[.C2]+[.D2]" office:value-type="float" office:value="0.063276" calcext:value-type="float">
            <text:p>0,063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48522" calcext:value-type="float">
            <text:p>0,048522</text:p>
          </table:table-cell>
          <table:table-cell office:value-type="float" office:value="0.002526" calcext:value-type="float">
            <text:p>0,002526</text:p>
          </table:table-cell>
          <table:table-cell table:formula="of:=[.B3]+[.C3]+[.D3]" office:value-type="float" office:value="0.051062" calcext:value-type="float">
            <text:p>0,051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47296" calcext:value-type="float">
            <text:p>0,047296</text:p>
          </table:table-cell>
          <table:table-cell office:value-type="float" office:value="0.001788" calcext:value-type="float">
            <text:p>0,001788</text:p>
          </table:table-cell>
          <table:table-cell table:formula="of:=[.B4]+[.C4]+[.D4]" office:value-type="float" office:value="0.049108" calcext:value-type="float">
            <text:p>0,049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40783" calcext:value-type="float">
            <text:p>0,040783</text:p>
          </table:table-cell>
          <table:table-cell office:value-type="float" office:value="0.001632" calcext:value-type="float">
            <text:p>0,001632</text:p>
          </table:table-cell>
          <table:table-cell table:formula="of:=[.B5]+[.C5]+[.D5]" office:value-type="float" office:value="0.042428" calcext:value-type="float">
            <text:p>0,042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44871" calcext:value-type="float">
            <text:p>0,044871</text:p>
          </table:table-cell>
          <table:table-cell office:value-type="float" office:value="0.001975" calcext:value-type="float">
            <text:p>0,001975</text:p>
          </table:table-cell>
          <table:table-cell table:formula="of:=[.B6]+[.C6]+[.D6]" office:value-type="float" office:value="0.046858" calcext:value-type="float">
            <text:p>0,0468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44036" calcext:value-type="float">
            <text:p>0,044036</text:p>
          </table:table-cell>
          <table:table-cell office:value-type="float" office:value="0.001687" calcext:value-type="float">
            <text:p>0,001687</text:p>
          </table:table-cell>
          <table:table-cell table:formula="of:=[.B7]+[.C7]+[.D7]" office:value-type="float" office:value="0.045738" calcext:value-type="float">
            <text:p>0,045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42135" calcext:value-type="float">
            <text:p>0,042135</text:p>
          </table:table-cell>
          <table:table-cell office:value-type="float" office:value="0.001696" calcext:value-type="float">
            <text:p>0,001696</text:p>
          </table:table-cell>
          <table:table-cell table:formula="of:=[.B8]+[.C8]+[.D8]" office:value-type="float" office:value="0.043843" calcext:value-type="float">
            <text:p>0,0438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41868" calcext:value-type="float">
            <text:p>0,041868</text:p>
          </table:table-cell>
          <table:table-cell office:value-type="float" office:value="0.001739" calcext:value-type="float">
            <text:p>0,001739</text:p>
          </table:table-cell>
          <table:table-cell table:formula="of:=[.B9]+[.C9]+[.D9]" office:value-type="float" office:value="0.04362" calcext:value-type="float">
            <text:p>0,04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39843" calcext:value-type="float">
            <text:p>0,039843</text:p>
          </table:table-cell>
          <table:table-cell office:value-type="float" office:value="0.001638" calcext:value-type="float">
            <text:p>0,001638</text:p>
          </table:table-cell>
          <table:table-cell table:formula="of:=[.B10]+[.C10]+[.D10]" office:value-type="float" office:value="0.041492" calcext:value-type="float">
            <text:p>0,0414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39373" calcext:value-type="float">
            <text:p>0,039373</text:p>
          </table:table-cell>
          <table:table-cell office:value-type="float" office:value="0.001757" calcext:value-type="float">
            <text:p>0,001757</text:p>
          </table:table-cell>
          <table:table-cell table:formula="of:=[.B11]+[.C11]+[.D11]" office:value-type="float" office:value="0.041141" calcext:value-type="float">
            <text:p>0,041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39607" calcext:value-type="float">
            <text:p>0,039607</text:p>
          </table:table-cell>
          <table:table-cell office:value-type="float" office:value="0.001628" calcext:value-type="float">
            <text:p>0,001628</text:p>
          </table:table-cell>
          <table:table-cell table:formula="of:=[.B12]+[.C12]+[.D12]" office:value-type="float" office:value="0.041249" calcext:value-type="float">
            <text:p>0,041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38934" calcext:value-type="float">
            <text:p>0,038934</text:p>
          </table:table-cell>
          <table:table-cell office:value-type="float" office:value="0.001633" calcext:value-type="float">
            <text:p>0,001633</text:p>
          </table:table-cell>
          <table:table-cell table:formula="of:=[.B13]+[.C13]+[.D13]" office:value-type="float" office:value="0.040579" calcext:value-type="float">
            <text:p>0,0405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39823" calcext:value-type="float">
            <text:p>0,039823</text:p>
          </table:table-cell>
          <table:table-cell office:value-type="float" office:value="0.001603" calcext:value-type="float">
            <text:p>0,001603</text:p>
          </table:table-cell>
          <table:table-cell table:formula="of:=[.B14]+[.C14]+[.D14]" office:value-type="float" office:value="0.041437" calcext:value-type="float">
            <text:p>0,0414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41998" calcext:value-type="float">
            <text:p>0,041998</text:p>
          </table:table-cell>
          <table:table-cell office:value-type="float" office:value="0.00168" calcext:value-type="float">
            <text:p>0,00168</text:p>
          </table:table-cell>
          <table:table-cell table:formula="of:=[.B15]+[.C15]+[.D15]" office:value-type="float" office:value="0.043689" calcext:value-type="float">
            <text:p>0,0436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41224" calcext:value-type="float">
            <text:p>0,041224</text:p>
          </table:table-cell>
          <table:table-cell office:value-type="float" office:value="0.00157" calcext:value-type="float">
            <text:p>0,00157</text:p>
          </table:table-cell>
          <table:table-cell table:formula="of:=[.B16]+[.C16]+[.D16]" office:value-type="float" office:value="0.042806" calcext:value-type="float">
            <text:p>0,0428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42021" calcext:value-type="float">
            <text:p>0,042021</text:p>
          </table:table-cell>
          <table:table-cell office:value-type="float" office:value="0.001625" calcext:value-type="float">
            <text:p>0,001625</text:p>
          </table:table-cell>
          <table:table-cell table:formula="of:=[.B17]+[.C17]+[.D17]" office:value-type="float" office:value="0.043659" calcext:value-type="float">
            <text:p>0,0436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38598" calcext:value-type="float">
            <text:p>0,038598</text:p>
          </table:table-cell>
          <table:table-cell office:value-type="float" office:value="0.001565" calcext:value-type="float">
            <text:p>0,001565</text:p>
          </table:table-cell>
          <table:table-cell table:formula="of:=[.B18]+[.C18]+[.D18]" office:value-type="float" office:value="0.040175" calcext:value-type="float">
            <text:p>0,0401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37538" calcext:value-type="float">
            <text:p>0,037538</text:p>
          </table:table-cell>
          <table:table-cell office:value-type="float" office:value="0.001532" calcext:value-type="float">
            <text:p>0,001532</text:p>
          </table:table-cell>
          <table:table-cell table:formula="of:=[.B19]+[.C19]+[.D19]" office:value-type="float" office:value="0.039081" calcext:value-type="float">
            <text:p>0,039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38837" calcext:value-type="float">
            <text:p>0,038837</text:p>
          </table:table-cell>
          <table:table-cell office:value-type="float" office:value="0.001609" calcext:value-type="float">
            <text:p>0,001609</text:p>
          </table:table-cell>
          <table:table-cell table:formula="of:=[.B20]+[.C20]+[.D20]" office:value-type="float" office:value="0.040457" calcext:value-type="float">
            <text:p>0,0404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38864" calcext:value-type="float">
            <text:p>0,038864</text:p>
          </table:table-cell>
          <table:table-cell office:value-type="float" office:value="0.00155" calcext:value-type="float">
            <text:p>0,00155</text:p>
          </table:table-cell>
          <table:table-cell table:formula="of:=[.B21]+[.C21]+[.D21]" office:value-type="float" office:value="0.040426" calcext:value-type="float">
            <text:p>0,0404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40368" calcext:value-type="float">
            <text:p>0,040368</text:p>
          </table:table-cell>
          <table:table-cell office:value-type="float" office:value="0.001653" calcext:value-type="float">
            <text:p>0,001653</text:p>
          </table:table-cell>
          <table:table-cell table:formula="of:=[.B22]+[.C22]+[.D22]" office:value-type="float" office:value="0.042032" calcext:value-type="float">
            <text:p>0,0420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41559" calcext:value-type="float">
            <text:p>0,041559</text:p>
          </table:table-cell>
          <table:table-cell office:value-type="float" office:value="0.001588" calcext:value-type="float">
            <text:p>0,001588</text:p>
          </table:table-cell>
          <table:table-cell table:formula="of:=[.B23]+[.C23]+[.D23]" office:value-type="float" office:value="0.043158" calcext:value-type="float">
            <text:p>0,0431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38318" calcext:value-type="float">
            <text:p>0,038318</text:p>
          </table:table-cell>
          <table:table-cell office:value-type="float" office:value="0.001631" calcext:value-type="float">
            <text:p>0,001631</text:p>
          </table:table-cell>
          <table:table-cell table:formula="of:=[.B24]+[.C24]+[.D24]" office:value-type="float" office:value="0.039961" calcext:value-type="float">
            <text:p>0,0399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4554" calcext:value-type="float">
            <text:p>0,04554</text:p>
          </table:table-cell>
          <table:table-cell office:value-type="float" office:value="0.001717" calcext:value-type="float">
            <text:p>0,001717</text:p>
          </table:table-cell>
          <table:table-cell table:formula="of:=[.B25]+[.C25]+[.D25]" office:value-type="float" office:value="0.047268" calcext:value-type="float">
            <text:p>0,0472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43269" calcext:value-type="float">
            <text:p>0,043269</text:p>
          </table:table-cell>
          <table:table-cell office:value-type="float" office:value="0.001665" calcext:value-type="float">
            <text:p>0,001665</text:p>
          </table:table-cell>
          <table:table-cell table:formula="of:=[.B26]+[.C26]+[.D26]" office:value-type="float" office:value="0.044945" calcext:value-type="float">
            <text:p>0,0449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41594" calcext:value-type="float">
            <text:p>0,041594</text:p>
          </table:table-cell>
          <table:table-cell office:value-type="float" office:value="0.001695" calcext:value-type="float">
            <text:p>0,001695</text:p>
          </table:table-cell>
          <table:table-cell table:formula="of:=[.B27]+[.C27]+[.D27]" office:value-type="float" office:value="0.0433" calcext:value-type="float">
            <text:p>0,04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40416" calcext:value-type="float">
            <text:p>0,040416</text:p>
          </table:table-cell>
          <table:table-cell office:value-type="float" office:value="0.001633" calcext:value-type="float">
            <text:p>0,001633</text:p>
          </table:table-cell>
          <table:table-cell table:formula="of:=[.B28]+[.C28]+[.D28]" office:value-type="float" office:value="0.042064" calcext:value-type="float">
            <text:p>0,0420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39793" calcext:value-type="float">
            <text:p>0,039793</text:p>
          </table:table-cell>
          <table:table-cell office:value-type="float" office:value="0.00185" calcext:value-type="float">
            <text:p>0,00185</text:p>
          </table:table-cell>
          <table:table-cell table:formula="of:=[.B29]+[.C29]+[.D29]" office:value-type="float" office:value="0.041654" calcext:value-type="float">
            <text:p>0,0416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38906" calcext:value-type="float">
            <text:p>0,038906</text:p>
          </table:table-cell>
          <table:table-cell office:value-type="float" office:value="0.001564" calcext:value-type="float">
            <text:p>0,001564</text:p>
          </table:table-cell>
          <table:table-cell table:formula="of:=[.B30]+[.C30]+[.D30]" office:value-type="float" office:value="0.040483" calcext:value-type="float">
            <text:p>0,0404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38329" calcext:value-type="float">
            <text:p>0,038329</text:p>
          </table:table-cell>
          <table:table-cell office:value-type="float" office:value="0.001986" calcext:value-type="float">
            <text:p>0,001986</text:p>
          </table:table-cell>
          <table:table-cell table:formula="of:=[.B31]+[.C31]+[.D31]" office:value-type="float" office:value="0.040328" calcext:value-type="float">
            <text:p>0,04032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x=</text:p>
          </table:table-cell>
          <table:table-cell table:formula="of:=MAX([.E2:.E31])" office:value-type="float" office:value="0.063276" calcext:value-type="float">
            <text:p>0,0632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g=</text:p>
          </table:table-cell>
          <table:table-cell table:formula="of:=AVERAGE([.E2:.E31])" office:value-type="float" office:value="0.0435772333333333" calcext:value-type="float">
            <text:p>0,0435772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x desv (%)</text:p>
          </table:table-cell>
          <table:table-cell table:formula="of:=([.E34]-[.E35])*100/[.E35]" office:value-type="float" office:value="45.2042618584475" calcext:value-type="float">
            <text:p>45,2042618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2:03:18.6624637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2:05:20.465446167</dc:date>
    <meta:editing-duration>PT12M26S</meta:editing-duration>
    <meta:editing-cycles>11</meta:editing-cycles>
    <meta:generator>LibreOffice/5.1.4.2$Linux_X86_64 LibreOffice_project/10m0$Build-2</meta:generator>
    <meta:document-statistic meta:table-count="2" meta:cell-count="3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73cm" svg:height="15.035cm" xlink:href=".." xlink:type="simple" chart:class="chart:scatter" chart:style-name="ch1">
        <chart:legend chart:legend-position="end" svg:x="26.385cm" svg:y="6.471cm" style:legend-expansion="high" chart:style-name="ch2"/>
        <chart:plot-area chart:style-name="ch3" table:cell-range-address="mem_10MiB.A2:mem_10MiB.E31 mem_10MiB.B1:mem_10MiB.E1" chart:data-source-has-labels="row" svg:x="0.579cm" svg:y="0.3cm" svg:width="25.227cm" svg:height="14.435cm">
          <chartooo:coordinate-region svg:x="1.862cm" svg:y="0.5cm" svg:width="23.757cm" svg:height="13.5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_10MiB.B2:mem_10MiB.B31" chart:label-cell-address="mem_10MiB.B1:mem_10MiB.B1" chart:class="chart:scatter">
            <chart:domain table:cell-range-address="mem_10MiB.A2:mem_10MiB.A31"/>
            <chart:data-point chart:repeated="30"/>
          </chart:series>
          <chart:series chart:style-name="ch7" chart:values-cell-range-address="mem_10MiB.C2:mem_10MiB.C31" chart:label-cell-address="mem_10MiB.C1:mem_10MiB.C1" chart:class="chart:scatter">
            <chart:data-point chart:repeated="30"/>
          </chart:series>
          <chart:series chart:style-name="ch8" chart:values-cell-range-address="mem_10MiB.D2:mem_10MiB.D31" chart:label-cell-address="mem_10MiB.D1:mem_10MiB.D1" chart:class="chart:scatter">
            <chart:data-point chart:repeated="30"/>
          </chart:series>
          <chart:series chart:style-name="ch9" chart:values-cell-range-address="mem_10MiB.E2:mem_10MiB.E31" chart:label-cell-address="mem_10MiB.E1:mem_10MiB.E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alloc</text:p>
                <draw:g>
                  <svg:desc>mem_10MiB.B1:mem_10MiB.B1</svg:desc>
                </draw:g>
              </table:table-cell>
              <table:table-cell office:value-type="string">
                <text:p>memset</text:p>
                <draw:g>
                  <svg:desc>mem_10MiB.C1:mem_10MiB.C1</svg:desc>
                </draw:g>
              </table:table-cell>
              <table:table-cell office:value-type="string">
                <text:p>free</text:p>
                <draw:g>
                  <svg:desc>mem_10MiB.D1:mem_10MiB.D1</svg:desc>
                </draw:g>
              </table:table-cell>
              <table:table-cell office:value-type="string">
                <text:p>total</text:p>
                <draw:g>
                  <svg:desc>mem_10MiB.E1:mem_10MiB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m_10MiB.A2:mem_10MiB.A31</svg:desc>
                </draw:g>
              </table:table-cell>
              <table:table-cell office:value-type="float" office:value="0.000011">
                <text:p>0.000011</text:p>
                <draw:g>
                  <svg:desc>mem_10MiB.B2:mem_10MiB.B31</svg:desc>
                </draw:g>
              </table:table-cell>
              <table:table-cell office:value-type="float" office:value="0.00301">
                <text:p>0.00301</text:p>
                <draw:g>
                  <svg:desc>mem_10MiB.C2:mem_10MiB.C31</svg:desc>
                </draw:g>
              </table:table-cell>
              <table:table-cell office:value-type="float" office:value="0.000223">
                <text:p>0.000223</text:p>
                <draw:g>
                  <svg:desc>mem_10MiB.D2:mem_10MiB.D31</svg:desc>
                </draw:g>
              </table:table-cell>
              <table:table-cell office:value-type="float" office:value="0.003244">
                <text:p>0.003244</text:p>
                <draw:g>
                  <svg:desc>mem_10MiB.E2:mem_10MiB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279">
                <text:p>0.0027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804">
                <text:p>0.002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425">
                <text:p>0.00142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427">
                <text:p>0.001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79">
                <text:p>0.00127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351">
                <text:p>0.00135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353">
                <text:p>0.001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1805">
                <text:p>0.00180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806">
                <text:p>0.001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482">
                <text:p>0.00148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484">
                <text:p>0.001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67">
                <text:p>0.0012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32">
                <text:p>0.00123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34">
                <text:p>0.001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342">
                <text:p>0.001342</text:p>
              </table:table-cell>
              <table:table-cell office:value-type="float" office:value="0">
                <text:p>0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167">
                <text:p>0.00216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169">
                <text:p>0.002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334">
                <text:p>0.00233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336">
                <text:p>0.002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5">
                <text:p>0.0012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301">
                <text:p>0.0013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303">
                <text:p>0.001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81">
                <text:p>0.00128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83">
                <text:p>0.001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387">
                <text:p>0.00138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389">
                <text:p>0.001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669">
                <text:p>0.00166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671">
                <text:p>0.001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692">
                <text:p>0.00269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2696">
                <text:p>0.002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2184">
                <text:p>0.00218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188">
                <text:p>0.002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406">
                <text:p>0.001406</text:p>
              </table:table-cell>
              <table:table-cell office:value-type="float" office:value="0">
                <text:p>0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1474">
                <text:p>0.00147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475">
                <text:p>0.001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453">
                <text:p>0.001453</text:p>
              </table:table-cell>
              <table:table-cell office:value-type="float" office:value="0">
                <text:p>0</text:p>
              </table:table-cell>
              <table:table-cell office:value-type="float" office:value="0.001454">
                <text:p>0.001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483">
                <text:p>0.00148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485">
                <text:p>0.001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1366">
                <text:p>0.00136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367">
                <text:p>0.001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338">
                <text:p>0.00233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2018">
                <text:p>0.00201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022">
                <text:p>0.002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402">
                <text:p>0.0024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2416">
                <text:p>0.00241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42">
                <text:p>0.00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1249">
                <text:p>0.00124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86">
                <text:p>0.00128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288">
                <text:p>0.001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794cm" svg:height="13.607cm" xlink:href=".." xlink:type="simple" chart:class="chart:scatter" chart:style-name="ch1">
        <chart:legend chart:legend-position="end" svg:x="26.206cm" svg:y="5.757cm" style:legend-expansion="high" chart:style-name="ch2"/>
        <chart:plot-area chart:style-name="ch3" table:cell-range-address="mem_100MiB.A1:mem_100MiB.E31" chart:data-source-has-labels="row" svg:x="0.575cm" svg:y="0.272cm" svg:width="25.056cm" svg:height="13.063cm">
          <chartooo:coordinate-region svg:x="1.487cm" svg:y="0.471cm" svg:width="23.957cm" svg:height="12.2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_100MiB.B2:mem_100MiB.B31" chart:label-cell-address="mem_100MiB.B1:mem_100MiB.B1" chart:class="chart:scatter">
            <chart:domain table:cell-range-address="mem_100MiB.A2:mem_100MiB.A31"/>
            <chart:data-point chart:repeated="30"/>
          </chart:series>
          <chart:series chart:style-name="ch7" chart:values-cell-range-address="mem_100MiB.C2:mem_100MiB.C31" chart:label-cell-address="mem_100MiB.C1:mem_100MiB.C1" chart:class="chart:scatter">
            <chart:data-point chart:repeated="30"/>
          </chart:series>
          <chart:series chart:style-name="ch8" chart:values-cell-range-address="mem_100MiB.D2:mem_100MiB.D31" chart:label-cell-address="mem_100MiB.D1:mem_100MiB.D1" chart:class="chart:scatter">
            <chart:data-point chart:repeated="30"/>
          </chart:series>
          <chart:series chart:style-name="ch9" chart:values-cell-range-address="mem_100MiB.E2:mem_100MiB.E31" chart:label-cell-address="mem_100MiB.E1:mem_100MiB.E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alloc</text:p>
                <draw:g>
                  <svg:desc>mem_100MiB.B1:mem_100MiB.B1</svg:desc>
                </draw:g>
              </table:table-cell>
              <table:table-cell office:value-type="string">
                <text:p>memset</text:p>
                <draw:g>
                  <svg:desc>mem_100MiB.C1:mem_100MiB.C1</svg:desc>
                </draw:g>
              </table:table-cell>
              <table:table-cell office:value-type="string">
                <text:p>free</text:p>
                <draw:g>
                  <svg:desc>mem_100MiB.D1:mem_100MiB.D1</svg:desc>
                </draw:g>
              </table:table-cell>
              <table:table-cell office:value-type="string">
                <text:p>total</text:p>
                <draw:g>
                  <svg:desc>mem_100MiB.E1:mem_100MiB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m_100MiB.A2:mem_100MiB.A31</svg:desc>
                </draw:g>
              </table:table-cell>
              <table:table-cell office:value-type="float" office:value="0.000014">
                <text:p>0.000014</text:p>
                <draw:g>
                  <svg:desc>mem_100MiB.B2:mem_100MiB.B31</svg:desc>
                </draw:g>
              </table:table-cell>
              <table:table-cell office:value-type="float" office:value="0.061029">
                <text:p>0.061029</text:p>
                <draw:g>
                  <svg:desc>mem_100MiB.C2:mem_100MiB.C31</svg:desc>
                </draw:g>
              </table:table-cell>
              <table:table-cell office:value-type="float" office:value="0.002233">
                <text:p>0.002233</text:p>
                <draw:g>
                  <svg:desc>mem_100MiB.D2:mem_100MiB.D31</svg:desc>
                </draw:g>
              </table:table-cell>
              <table:table-cell office:value-type="float" office:value="0.063276">
                <text:p>0.063276</text:p>
                <draw:g>
                  <svg:desc>mem_100MiB.E2:mem_100MiB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14">
                <text:p>0.000014</text:p>
              </table:table-cell>
              <table:table-cell office:value-type="float" office:value="0.048522">
                <text:p>0.048522</text:p>
              </table:table-cell>
              <table:table-cell office:value-type="float" office:value="0.002526">
                <text:p>0.002526</text:p>
              </table:table-cell>
              <table:table-cell office:value-type="float" office:value="0.051062">
                <text:p>0.051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24">
                <text:p>0.000024</text:p>
              </table:table-cell>
              <table:table-cell office:value-type="float" office:value="0.047296">
                <text:p>0.047296</text:p>
              </table:table-cell>
              <table:table-cell office:value-type="float" office:value="0.001788">
                <text:p>0.001788</text:p>
              </table:table-cell>
              <table:table-cell office:value-type="float" office:value="0.049108">
                <text:p>0.04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3">
                <text:p>0.000013</text:p>
              </table:table-cell>
              <table:table-cell office:value-type="float" office:value="0.040783">
                <text:p>0.040783</text:p>
              </table:table-cell>
              <table:table-cell office:value-type="float" office:value="0.001632">
                <text:p>0.001632</text:p>
              </table:table-cell>
              <table:table-cell office:value-type="float" office:value="0.042428">
                <text:p>0.042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12">
                <text:p>0.000012</text:p>
              </table:table-cell>
              <table:table-cell office:value-type="float" office:value="0.044871">
                <text:p>0.044871</text:p>
              </table:table-cell>
              <table:table-cell office:value-type="float" office:value="0.001975">
                <text:p>0.001975</text:p>
              </table:table-cell>
              <table:table-cell office:value-type="float" office:value="0.046858">
                <text:p>0.046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15">
                <text:p>0.000015</text:p>
              </table:table-cell>
              <table:table-cell office:value-type="float" office:value="0.044036">
                <text:p>0.044036</text:p>
              </table:table-cell>
              <table:table-cell office:value-type="float" office:value="0.001687">
                <text:p>0.001687</text:p>
              </table:table-cell>
              <table:table-cell office:value-type="float" office:value="0.045738">
                <text:p>0.045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12">
                <text:p>0.000012</text:p>
              </table:table-cell>
              <table:table-cell office:value-type="float" office:value="0.042135">
                <text:p>0.042135</text:p>
              </table:table-cell>
              <table:table-cell office:value-type="float" office:value="0.001696">
                <text:p>0.001696</text:p>
              </table:table-cell>
              <table:table-cell office:value-type="float" office:value="0.043843">
                <text:p>0.043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13">
                <text:p>0.000013</text:p>
              </table:table-cell>
              <table:table-cell office:value-type="float" office:value="0.041868">
                <text:p>0.041868</text:p>
              </table:table-cell>
              <table:table-cell office:value-type="float" office:value="0.001739">
                <text:p>0.001739</text:p>
              </table:table-cell>
              <table:table-cell office:value-type="float" office:value="0.04362">
                <text:p>0.04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11">
                <text:p>0.000011</text:p>
              </table:table-cell>
              <table:table-cell office:value-type="float" office:value="0.039843">
                <text:p>0.039843</text:p>
              </table:table-cell>
              <table:table-cell office:value-type="float" office:value="0.001638">
                <text:p>0.001638</text:p>
              </table:table-cell>
              <table:table-cell office:value-type="float" office:value="0.041492">
                <text:p>0.041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11">
                <text:p>0.000011</text:p>
              </table:table-cell>
              <table:table-cell office:value-type="float" office:value="0.039373">
                <text:p>0.039373</text:p>
              </table:table-cell>
              <table:table-cell office:value-type="float" office:value="0.001757">
                <text:p>0.001757</text:p>
              </table:table-cell>
              <table:table-cell office:value-type="float" office:value="0.041141">
                <text:p>0.041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14">
                <text:p>0.000014</text:p>
              </table:table-cell>
              <table:table-cell office:value-type="float" office:value="0.039607">
                <text:p>0.039607</text:p>
              </table:table-cell>
              <table:table-cell office:value-type="float" office:value="0.001628">
                <text:p>0.001628</text:p>
              </table:table-cell>
              <table:table-cell office:value-type="float" office:value="0.041249">
                <text:p>0.041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12">
                <text:p>0.000012</text:p>
              </table:table-cell>
              <table:table-cell office:value-type="float" office:value="0.038934">
                <text:p>0.038934</text:p>
              </table:table-cell>
              <table:table-cell office:value-type="float" office:value="0.001633">
                <text:p>0.001633</text:p>
              </table:table-cell>
              <table:table-cell office:value-type="float" office:value="0.040579">
                <text:p>0.040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11">
                <text:p>0.000011</text:p>
              </table:table-cell>
              <table:table-cell office:value-type="float" office:value="0.039823">
                <text:p>0.039823</text:p>
              </table:table-cell>
              <table:table-cell office:value-type="float" office:value="0.001603">
                <text:p>0.001603</text:p>
              </table:table-cell>
              <table:table-cell office:value-type="float" office:value="0.041437">
                <text:p>0.041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11">
                <text:p>0.000011</text:p>
              </table:table-cell>
              <table:table-cell office:value-type="float" office:value="0.041998">
                <text:p>0.041998</text:p>
              </table:table-cell>
              <table:table-cell office:value-type="float" office:value="0.00168">
                <text:p>0.00168</text:p>
              </table:table-cell>
              <table:table-cell office:value-type="float" office:value="0.043689">
                <text:p>0.043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12">
                <text:p>0.000012</text:p>
              </table:table-cell>
              <table:table-cell office:value-type="float" office:value="0.041224">
                <text:p>0.041224</text:p>
              </table:table-cell>
              <table:table-cell office:value-type="float" office:value="0.00157">
                <text:p>0.00157</text:p>
              </table:table-cell>
              <table:table-cell office:value-type="float" office:value="0.042806">
                <text:p>0.042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  <table:table-cell office:value-type="float" office:value="0.042021">
                <text:p>0.042021</text:p>
              </table:table-cell>
              <table:table-cell office:value-type="float" office:value="0.001625">
                <text:p>0.001625</text:p>
              </table:table-cell>
              <table:table-cell office:value-type="float" office:value="0.043659">
                <text:p>0.043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12">
                <text:p>0.000012</text:p>
              </table:table-cell>
              <table:table-cell office:value-type="float" office:value="0.038598">
                <text:p>0.038598</text:p>
              </table:table-cell>
              <table:table-cell office:value-type="float" office:value="0.001565">
                <text:p>0.001565</text:p>
              </table:table-cell>
              <table:table-cell office:value-type="float" office:value="0.040175">
                <text:p>0.040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11">
                <text:p>0.000011</text:p>
              </table:table-cell>
              <table:table-cell office:value-type="float" office:value="0.037538">
                <text:p>0.037538</text:p>
              </table:table-cell>
              <table:table-cell office:value-type="float" office:value="0.001532">
                <text:p>0.001532</text:p>
              </table:table-cell>
              <table:table-cell office:value-type="float" office:value="0.039081">
                <text:p>0.039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11">
                <text:p>0.000011</text:p>
              </table:table-cell>
              <table:table-cell office:value-type="float" office:value="0.038837">
                <text:p>0.038837</text:p>
              </table:table-cell>
              <table:table-cell office:value-type="float" office:value="0.001609">
                <text:p>0.001609</text:p>
              </table:table-cell>
              <table:table-cell office:value-type="float" office:value="0.040457">
                <text:p>0.040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2">
                <text:p>0.000012</text:p>
              </table:table-cell>
              <table:table-cell office:value-type="float" office:value="0.038864">
                <text:p>0.038864</text:p>
              </table:table-cell>
              <table:table-cell office:value-type="float" office:value="0.00155">
                <text:p>0.00155</text:p>
              </table:table-cell>
              <table:table-cell office:value-type="float" office:value="0.040426">
                <text:p>0.040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011">
                <text:p>0.000011</text:p>
              </table:table-cell>
              <table:table-cell office:value-type="float" office:value="0.040368">
                <text:p>0.040368</text:p>
              </table:table-cell>
              <table:table-cell office:value-type="float" office:value="0.001653">
                <text:p>0.001653</text:p>
              </table:table-cell>
              <table:table-cell office:value-type="float" office:value="0.042032">
                <text:p>0.042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11">
                <text:p>0.000011</text:p>
              </table:table-cell>
              <table:table-cell office:value-type="float" office:value="0.041559">
                <text:p>0.041559</text:p>
              </table:table-cell>
              <table:table-cell office:value-type="float" office:value="0.001588">
                <text:p>0.001588</text:p>
              </table:table-cell>
              <table:table-cell office:value-type="float" office:value="0.043158">
                <text:p>0.043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12">
                <text:p>0.000012</text:p>
              </table:table-cell>
              <table:table-cell office:value-type="float" office:value="0.038318">
                <text:p>0.038318</text:p>
              </table:table-cell>
              <table:table-cell office:value-type="float" office:value="0.001631">
                <text:p>0.001631</text:p>
              </table:table-cell>
              <table:table-cell office:value-type="float" office:value="0.039961">
                <text:p>0.039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11">
                <text:p>0.000011</text:p>
              </table:table-cell>
              <table:table-cell office:value-type="float" office:value="0.04554">
                <text:p>0.04554</text:p>
              </table:table-cell>
              <table:table-cell office:value-type="float" office:value="0.001717">
                <text:p>0.001717</text:p>
              </table:table-cell>
              <table:table-cell office:value-type="float" office:value="0.047268">
                <text:p>0.047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11">
                <text:p>0.000011</text:p>
              </table:table-cell>
              <table:table-cell office:value-type="float" office:value="0.043269">
                <text:p>0.043269</text:p>
              </table:table-cell>
              <table:table-cell office:value-type="float" office:value="0.001665">
                <text:p>0.001665</text:p>
              </table:table-cell>
              <table:table-cell office:value-type="float" office:value="0.044945">
                <text:p>0.044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11">
                <text:p>0.000011</text:p>
              </table:table-cell>
              <table:table-cell office:value-type="float" office:value="0.041594">
                <text:p>0.041594</text:p>
              </table:table-cell>
              <table:table-cell office:value-type="float" office:value="0.001695">
                <text:p>0.001695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15">
                <text:p>0.000015</text:p>
              </table:table-cell>
              <table:table-cell office:value-type="float" office:value="0.040416">
                <text:p>0.040416</text:p>
              </table:table-cell>
              <table:table-cell office:value-type="float" office:value="0.001633">
                <text:p>0.001633</text:p>
              </table:table-cell>
              <table:table-cell office:value-type="float" office:value="0.042064">
                <text:p>0.0420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11">
                <text:p>0.000011</text:p>
              </table:table-cell>
              <table:table-cell office:value-type="float" office:value="0.039793">
                <text:p>0.039793</text:p>
              </table:table-cell>
              <table:table-cell office:value-type="float" office:value="0.00185">
                <text:p>0.00185</text:p>
              </table:table-cell>
              <table:table-cell office:value-type="float" office:value="0.041654">
                <text:p>0.041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13">
                <text:p>0.000013</text:p>
              </table:table-cell>
              <table:table-cell office:value-type="float" office:value="0.038906">
                <text:p>0.038906</text:p>
              </table:table-cell>
              <table:table-cell office:value-type="float" office:value="0.001564">
                <text:p>0.001564</text:p>
              </table:table-cell>
              <table:table-cell office:value-type="float" office:value="0.040483">
                <text:p>0.040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13">
                <text:p>0.000013</text:p>
              </table:table-cell>
              <table:table-cell office:value-type="float" office:value="0.038329">
                <text:p>0.038329</text:p>
              </table:table-cell>
              <table:table-cell office:value-type="float" office:value="0.001986">
                <text:p>0.001986</text:p>
              </table:table-cell>
              <table:table-cell office:value-type="float" office:value="0.040328">
                <text:p>0.0403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